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e64e" officeooo:paragraph-rsid="0003e64e"/>
    </style:style>
    <style:style style:name="P2" style:family="paragraph" style:parent-style-name="Standard">
      <style:text-properties officeooo:rsid="0003e64e" officeooo:paragraph-rsid="00056587"/>
    </style:style>
    <style:style style:name="P3" style:family="paragraph" style:parent-style-name="Standard">
      <style:text-properties officeooo:rsid="0003e64e" officeooo:paragraph-rsid="00061e14"/>
    </style:style>
    <style:style style:name="P4" style:family="paragraph" style:parent-style-name="Standard">
      <style:text-properties officeooo:rsid="0003e64e" officeooo:paragraph-rsid="00072ce9"/>
    </style:style>
    <style:style style:name="P5" style:family="paragraph" style:parent-style-name="Standard">
      <style:text-properties fo:font-style="italic" officeooo:rsid="0003e64e" officeooo:paragraph-rsid="0003e64e" style:font-style-asian="italic" style:font-style-complex="italic"/>
    </style:style>
    <style:style style:name="P6" style:family="paragraph" style:parent-style-name="Standard">
      <style:text-properties fo:font-size="12pt" officeooo:rsid="00072ce9" officeooo:paragraph-rsid="00072ce9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72ce9" style:font-size-asian="10pt" style:font-size-complex="10pt"/>
    </style:style>
    <style:style style:name="T4" style:family="text">
      <style:text-properties officeooo:rsid="00056587"/>
    </style:style>
    <style:style style:name="T5" style:family="text">
      <style:text-properties officeooo:rsid="00061e14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072ce9"/>
    </style:style>
    <style:style style:name="T8" style:family="text">
      <style:text-properties officeooo:rsid="00076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rt Term Booth Rental Website</text:p>
      <text:p text:style-name="P1"/>
      <text:p text:style-name="P1">- I own a flea market/bazaar/swap meet where vendors show up 1 day per week to sell their merchandise.</text:p>
      <text:p text:style-name="P1"/>
      <text:p text:style-name="P1">- I am looking for a custom <text:span text:style-name="T7">&amp; responsive </text:span>website where vendors can create an account and reserve specific locations of booths on my property for a day. I would also like them to have the option of renting a booth for longer, <text:span text:style-name="T5">1 </text:span>month, 3 months, 6 months, or 1 year. The longer the duration, the lower price per week.</text:p>
      <text:p text:style-name="P1"/>
      <text:p text:style-name="P2">- I would like Vendors to be able to store their payment information with a third party, Paypal, Bolt, etc. so I am not responsible for handling their sensitive financial data. <text:span text:style-name="T4">Vendors will also need to be able to checkout their reserved spots and pay simply and easily.</text:span></text:p>
      <text:p text:style-name="P2"/>
      <text:p text:style-name="P3">- <text:span text:style-name="T4">We also want it to be easy for those people who are just here for 1 day, only require name, phone, email, etc to register, reserve spots, and checkout. This should be </text:span><text:span text:style-name="T5">fast</text:span><text:span text:style-name="T4">, simple, and easy to do.</text:span></text:p>
      <text:p text:style-name="P2"/>
      <text:p text:style-name="P2"><text:span text:style-name="T4">-Prior to checkout, vendors MUST sign a rental agreement. Vendors should not be able to checkout without a signed agreement which should be store in their Vendor Profile page.</text:span></text:p>
      <text:p text:style-name="P2"/>
      <text:p text:style-name="P2">- <text:span text:style-name="T7">need to be able to offer vendors credit for bad weather days.</text:span></text:p>
      <text:p text:style-name="P2"/>
      <text:p text:style-name="P2">- Need to be able to manually reserve spaces for vendors who reserve off-line</text:p>
      <text:p text:style-name="P2"/>
      <text:p text:style-name="P2">- On the morning of the flea market, we need to be able to verify a vendor has already paid in real time. Some kind of Vendor ID # or something to allow us to reference approved and paid vendors from those who just show up day of without a reservation.</text:p>
      <text:p text:style-name="P1"/>
      <text:p text:style-name="P1"><text:span text:style-name="T6">Pages needed:</text:span><text:line-break/>- Home Page</text:p>
      <text:p text:style-name="P4">- About Us</text:p>
      <text:p text:style-name="P4">- <text:span text:style-name="T7">Visit Us</text:span><text:line-break/>- Contact Us &amp; Our Location</text:p>
      <text:p text:style-name="P1">- Vendor Information <text:span text:style-name="T7">&amp; Registration</text:span></text:p>
      <text:p text:style-name="P1">- Vendor Account/Profile Information</text:p>
      <text:p text:style-name="P1">- Vendor Purchase History</text:p>
      <text:p text:style-name="P5"><text:span text:style-name="T1">- Reserve a booth</text:span> <text:span text:style-name="T2">(this needs to show aerial view of our property and allow vendor to see what spots are open and/or <text:s text:c="4"/><text:tab/>taken/reserved)(an example of what I am looking for is similar to seat rentals for a sporting or concert event- Open <text:tab/>spots are Blue and reserved/taken spots are red) </text:span>MOST IMPORTANT PAGE <text:span text:style-name="T3">(we offer approx 250 spots)</text:span></text:p>
      <text:p text:style-name="P5"><text:tab/>Vendors need to be allowed to rent 1 or more spots (add some accessories if needed i.e. table<text:span text:style-name="T7">s</text:span>) <text:tab/>and be able to rent for a specific day and/or month, 3 month, 6 months, 1 year</text:p>
      <text:p text:style-name="P5"><text:tab/>** <text:span text:style-name="T5">Note: Some spaces are different sizes and are priced differently.</text:span></text:p>
      <text:p text:style-name="P1">- Terms &amp; Conditions <text:span text:style-name="T2">(bonus if you have a basic template of a standard T&amp;C policy)</text:span><text:line-break/>- Privacy Policy <text:span text:style-name="T2">(bonus if you have a basic template of a standard PP policy)</text:span></text:p>
      <text:p text:style-name="P1"><text:span text:style-name="T2"/></text:p>
      <text:p text:style-name="P6">I really like the layout of this flea market, but they do not have a web-page that shows specific booths available to rent, which we NEED! <text:span text:style-name="T8">Something similar to this would be great!<text:line-break/>https://www.csfleamarket.com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13:16:33.219000000</meta:creation-date>
    <dc:date>2022-07-18T14:01:51.396000000</dc:date>
    <meta:editing-duration>PT11M6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20" meta:word-count="479" meta:character-count="2603" meta:non-whitespace-character-count="2135"/>
  </office:meta>
</office:document-meta>
</file>